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top="0cm" fo:margin-bottom="0.529cm" loext:contextual-spacing="false" fo:orphans="0" fo:widows="0"/>
    </style:style>
    <style:style style:name="P2" style:family="paragraph" style:parent-style-name="Standard">
      <style:paragraph-properties fo:margin-top="0cm" fo:margin-bottom="0.529cm" loext:contextual-spacing="false" fo:orphans="0" fo:widows="0"/>
      <style:text-properties style:font-name="Times New Roman" fo:font-size="15pt" fo:letter-spacing="0.035cm" fo:language="sk" fo:country="SK" fo:font-weight="bold" style:letter-kerning="true" style:font-size-asian="15pt" style:font-weight-asian="bold" style:font-name-complex="Times New Roman1" style:font-size-complex="15pt" style:font-weight-complex="bold"/>
    </style:style>
    <style:style style:name="P3" style:family="paragraph" style:parent-style-name="Standard" style:master-page-name="Standard">
      <style:paragraph-properties fo:margin-top="0cm" fo:margin-bottom="0.529cm" loext:contextual-spacing="false" fo:orphans="0" fo:widows="0" style:page-number="auto"/>
    </style:style>
    <style:style style:name="P4" style:family="paragraph" style:parent-style-name="Standard">
      <style:paragraph-properties fo:margin-top="0cm" fo:margin-bottom="0.247cm" loext:contextual-spacing="false" fo:orphans="0" fo:widows="0"/>
    </style:style>
    <style:style style:name="P5" style:family="paragraph" style:parent-style-name="Standard">
      <style:paragraph-properties fo:margin-top="0cm" fo:margin-bottom="0.6cm" loext:contextual-spacing="false" fo:orphans="0" fo:widows="0"/>
    </style:style>
    <style:style style:name="P6" style:family="paragraph" style:parent-style-name="Standard">
      <style:paragraph-properties fo:margin-top="0cm" fo:margin-bottom="0.6cm" loext:contextual-spacing="false" fo:orphans="0" fo:widows="0"/>
      <style:text-properties style:font-name="Times New Roman" fo:font-size="11pt" fo:language="sk" fo:country="SK" style:letter-kerning="true" style:font-size-asian="11pt" style:font-name-complex="Times New Roman1" style:font-size-complex="11pt"/>
    </style:style>
    <style:style style:name="P7" style:family="paragraph" style:parent-style-name="Standard" style:list-style-name="WWNum1">
      <style:paragraph-properties fo:margin-left="1.27cm" fo:margin-right="0cm" fo:orphans="0" fo:widows="0" fo:text-indent="-1.27cm" style:auto-text-indent="false">
        <style:tab-stops>
          <style:tab-stop style:position="0.388cm"/>
          <style:tab-stop style:position="1.27cm"/>
        </style:tab-stops>
      </style:paragraph-properties>
    </style:style>
    <style:style style:name="P8" style:family="paragraph" style:parent-style-name="Standard" style:list-style-name="WWNum2">
      <style:paragraph-properties fo:margin-left="1.27cm" fo:margin-right="0cm" fo:orphans="0" fo:widows="0" fo:text-indent="-1.27cm" style:auto-text-indent="false">
        <style:tab-stops>
          <style:tab-stop style:position="0.388cm"/>
          <style:tab-stop style:position="1.27cm"/>
        </style:tab-stops>
      </style:paragraph-properties>
    </style:style>
    <style:style style:name="P9" style:family="paragraph" style:parent-style-name="Standard">
      <style:paragraph-properties fo:margin-top="0cm" fo:margin-bottom="0.176cm" loext:contextual-spacing="false" fo:orphans="0" fo:widows="0"/>
    </style:style>
    <style:style style:name="T1" style:family="text">
      <style:text-properties style:font-name="Times New Roman" fo:font-size="15pt" fo:letter-spacing="0.035cm" fo:language="sk" fo:country="SK" fo:font-weight="bold" style:letter-kerning="true" style:font-size-asian="15pt" style:font-weight-asian="bold" style:font-name-complex="Times New Roman1" style:font-size-complex="15pt" style:font-weight-complex="bold"/>
    </style:style>
    <style:style style:name="T2" style:family="text">
      <style:text-properties style:font-name="Times New Roman" fo:font-size="14pt" fo:language="sk" fo:country="SK" fo:font-weight="bold" style:letter-kerning="true" style:font-size-asian="14pt" style:font-weight-asian="bold" style:font-name-complex="Times New Roman1" style:font-size-complex="14pt" style:font-weight-complex="bold"/>
    </style:style>
    <style:style style:name="T3" style:family="text">
      <style:text-properties style:font-name="Times New Roman" fo:font-size="11pt" fo:language="sk" fo:country="SK" style:letter-kerning="true" style:font-size-asian="11pt" style:font-name-complex="Times New Roman1" style:font-size-complex="11pt"/>
    </style:style>
    <style:style style:name="T4" style:family="text">
      <style:text-properties style:font-name="Times New Roman" fo:font-size="11pt" fo:language="sk" fo:country="SK" style:text-underline-style="solid" style:text-underline-width="auto" style:text-underline-color="#2e86c0" style:letter-kerning="true" style:font-size-asian="11pt" style:font-name-complex="Times New Roman1" style:font-size-complex="11pt"/>
    </style:style>
    <style:style style:name="T5" style:family="text">
      <style:text-properties style:font-name="Times New Roman" fo:font-size="11pt" fo:language="sk" fo:country="SK" fo:font-weight="bold" style:letter-kerning="true" style:font-size-asian="11pt" style:font-weight-asian="bold" style:font-name-complex="Times New Roman1"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ealsoeveeljeme Dalarnesne</text:span></text:p>
      <text:p text:style-name="P4"><text:span text:style-name="T2">Dutnjien mij lea Dalarnen leenesne tjaalasovveme</text:span></text:p>
      <text:p text:style-name="P5"><text:span text:style-name="T3">Daesnie bievnesh dutnjien Laantedigkie Dalarneste båata dan Healsoeveeljemem Dalarnesne bijre. Healsoeveeljeme Dalarnese maahtah datne goh paasiente veeljedh mejtie sijhth minnedh dennie byjjes- jallh private håksoejarngesne. Datne maahtah naemhtie veeljedh:</text:span></text:p>
      <text:list xml:id="list3483954740" text:style-name="WWNum1">
        <text:list-item>
          <text:p text:style-name="P7"><text:span text:style-name="T3">kontoem  stealladidh  ” Mina vårdkontakter” ( Mov håksoegaskesh) jih dam dov veeljemem darjodh  laantedigkie Dalarnanen åejvie/ hiejmebielesne: www.ltdalarna.se/minavardkontakter</text:span></text:p>
        </text:list-item>
        <text:list-item>
          <text:p text:style-name="P7"><text:span text:style-name="T3">veeljemepaehperem dievhtedh jih dam håksoejarngesne vedtedh gusnie sijhth paasiente årrodh.</text:span></text:p>
        </text:list-item>
        <text:list-item>
          <text:p text:style-name="P7"><text:span text:style-name="T3">Veeljemepaehperem dievhtedh jih Healsoeveeljemekanselijese seedtedh. Bievnesh healsoeveeljemen bijre Dalarnesne lea jeatjah gieline jarkoestamme, aelhkies daaroen gielesne mij daennie bielesne gååvnese. </text:span><text:span text:style-name="T4">www.ltdalarna.se/halsoval</text:span><text:span text:style-name="T3"> jih aaj tsiehkieh tjaaleginie mij maahtah Healsoeveeljeme kanselijen tjirrh dangkodh.</text:span></text:p>
        </text:list-item>
      </text:list>
      <text:p text:style-name="P5"><text:span text:style-name="T3">Vielie bievnesh Healsoeveeljemen bijre Dalarnesne gååvnese, dennie Dalarnen Laantedigkien åejviebielesne: </text:span><text:span text:style-name="T4">www.ltdalarna.se/halsoval</text:span></text:p>
      <text:p text:style-name="P5"><text:span text:style-name="T3">Mejtie gyhtjelassh åtnah- bieljelh Healsoekanselijem Falunsne Tjaalesijjie: Hälsovalskansliet, Box 712, 791 29 Falun e-påaste: </text:span><text:span text:style-name="T4">halsovalskansliet@ltdalarna.se</text:span><text:span text:style-name="T3"> Teel: 023-49 00 52 Faxe: 023-49 02 20</text:span></text:p>
      <text:p text:style-name="P5"><text:span text:style-name="T3">Bievnesh håksoejarngeveeljemen bijre- Healsoeveeljeme Dalarnesne</text:span></text:p>
      <text:p text:style-name="P9"><text:span text:style-name="T5">Siejmhe bievnesh</text:span></text:p>
      <text:p text:style-name="P5"><text:span text:style-name="T3">Daelie gaajhkh håksoejarngh Sveerjesne håksoeveeljemesystemem  daajroehtamme. Dalarnesne dle håksoeveeljeme gåhtjobe-  Healsoeveeljeme Dalarnesne. Gaajhkh mah Dalarnen leenesne tjaalasovveme maehtieh veeljedh byjjes  dååhkasjehteme  laantedigkie jallh håksoejarnge leenesne.</text:span></text:p>
      <text:p text:style-name="P9"><text:span text:style-name="T5">Eadjohke-laakan veeljeme.</text:span></text:p>
      <text:p text:style-name="P5"><text:span text:style-name="T3">Sijhth eadtjohke-laakan veeljemem darjodh, dle maahtah naan daejstie tsiehkijste darjodh:</text:span></text:p>
      <text:list xml:id="list240991125" text:style-name="WWNum2">
        <text:list-item>
          <text:p text:style-name="P8"><text:span text:style-name="T3">männgan kontovem stealladamme ”Mina vårdkontakter” ( Mov håksoegaskesh) bielesne, nuepiem åtnah daennie bielesne veeljedh: </text:span><text:span text:style-name="T4">www.ltdalarna.se/minavardkontakter</text:span></text:p>
        </text:list-item>
        <text:list-item>
          <text:p text:style-name="P8"><text:span text:style-name="T3">Vedtieh dam veeljemepaehperem dan håksoejarngese gusnie sijhth vaedtsedh.</text:span></text:p>
        </text:list-item>
        <text:list-item>
          <text:p text:style-name="P8"><text:span text:style-name="T3">dievhtieh dam veeljemepaehperem, seedth paehperem Healsoeveeljemekanselijese. Jis ih bieljelh magkeres håksoejarngem sijhth utnedh, dle dam lihkemes håksoejarngem åadtjoeh, gusnie lea tjaalasovveme. </text:span></text:p>
        </text:list-item>
      </text:list>
      <text:p text:style-name="P9"><text:span text:style-name="T5">Daamhtah håksoeteame jih håksoegaskese</text:span></text:p>
      <text:p text:style-name="P5"><text:span text:style-name="T3">Dej håksoebarkiji ektine viehkiem åadtjoeh veeljedh magkeres håksoeteamem darpesjh. Jis darpesjh daamhtah håksoegaskesem dah maehtieh dejnie aaj viehkiehtidh.</text:span></text:p>
      <text:p text:style-name="P9"><text:span text:style-name="T5">Veeljeme tjaalasovva</text:span></text:p>
      <text:p text:style-name="P5"><text:span text:style-name="T3">Männgan håksoejarngem veeljeme dle medtie göökte våhkoeh vaalta eannan tjaalasovvh dennie dov håksoejarngesne maam leah vaalteme. </text:span></text:p>
      <text:p text:style-name="P9"><text:span text:style-name="T5">Saadth-almetje</text:span></text:p>
      <text:p text:style-name="P5"><text:span text:style-name="T3">Maanah jih noerh nuerebe goh 18 jaepien båeries mah sijhtieh veeljedh jallh målsodh,  dle eejhtegh tjuerieh paehperen nualan tjaeledh. Jis gåabpatjahkh eejhtegh håksoem utnieh, dle gåabpatjahkh tjuerieh nualan tjaeledh. Jis veeljeme saadth-almetjen tjirrh, dle edtja dihte paehperisnie tjåadtjodh.</text:span></text:p>
      <text:p text:style-name="P9"><text:span text:style-name="T5">E- barkoe Mov håksoegaskesne</text:span></text:p>
      <text:p text:style-name="P5"><text:span text:style-name="T3">Mov håksoegaskesh lea webbebarkoe desnie dihte nuhtjije maahta aelhkies-laakan håksoem jaksedh internedten tjirrh. Kontovem stealladidh ”mov håksoegaskesne” maahtah aaj healsoeveeljemem internedten tjirrh darjodh. Stealledh nuhtjijekontovem Laantedigkie Dalarnen åejviebielesne: </text:span><text:span text:style-name="T4">www.ltdalarna.se/minavardkontakter</text:span></text:p>
      <text:p text:style-name="P5"><text:span text:style-name="T3">Fulhkh tsiehkide, öörnh nuhtjijekontovem Mov håksoegaskesne. Maahtah dejnie sov almetjenommerinie  kontovem stealladidh, dle baahtsemebaakoe påastesne båata eannan naan gille biejjieh vaaseme. Jih veeljh kontovem stealladidh dejnie e- legitimasjovnine maahtah dallegh barkojne aelkedh.</text:span></text:p>
      <text:p text:style-name="P9"><text:soft-page-break/><text:span text:style-name="T5">Vielie bievnesh</text:span></text:p>
      <text:p text:style-name="P5"><text:span text:style-name="T3">Bievnesh Healsoeveeljemen bijre Dalarnesne, daesnie gååvnese: </text:span><text:span text:style-name="T4">www.ltdalarna.se/halsoval</text:span><text:span text:style-name="T3"> </text:span></text:p>
      <text:p text:style-name="P9"><text:span text:style-name="T5">Healsoekanselije</text:span></text:p>
      <text:p text:style-name="P5"><text:span text:style-name="T3">Gyhtjelassh Healsoeveeljemen bijre Dalarnesne bieljelh Healsoekanselijem e-påasten tjirrh: </text:span><text:span text:style-name="T4">halsovalskansliet@ltdalarna.se</text:span><text:span text:style-name="T3"> Teelefovne: 023-490052 jallh faxe 023-490220. </text:span></text:p>
      <text:p text:style-name="P4"><text:span text:style-name="T2">Datne håksoejarngem veeljh</text:span></text:p>
      <text:p text:style-name="P5"><text:span text:style-name="T3">Daelie lea Healsoeveeljeme Dalarnesne daajroehtamme jih datne maahtah jijtje veeljedh magkeres håksoejarngesne sijhth utnedh. Gosse leah håksoejarngem veeljeme, dle medtie göökte våhkoeh vaalta tjaalasovvedh dennie håksoejarngesne maam leah veeljeme.  Daesnie dah håksoejarngh Dalarnen leenesne maam maahtah veeljedh.</text:span></text:p>
      <text:p text:style-name="P6"/>
      <text:p text:style-name="P1"><text:span text:style-name="T1">Jis skiemtje sjidth</text:span></text:p>
      <text:p text:style-name="P5"><text:span text:style-name="T3">Biejjegen gaskoeh ts. 08.00-17.00, bieljelh håksoejarngem hiejmetjieltesne.Teelefovnenommere jih tjaalesijjie webbebielesne gååvnese. Dihte länke gaajhkh håksoejarngide lea  </text:span><text:span text:style-name="T4">www.ltdalarna.se/templates/Base____213.aspx</text:span><text:span text:style-name="T3">. Diedtieh dam dov hiejmetjieltem gårra bielesne.</text:span></text:p>
      <text:p text:style-name="P5"><text:span text:style-name="T3">Männgan ts 17.00, laavadahken jih aejlegen, gosse håksoejarnge lea steegkeldahkesne. Ringkh dle skiemtjehåksoen raeriestäjjam, teel. 1177.</text:span></text:p>
      <text:p text:style-name="P5"><text:span text:style-name="T3">Jis itjmie skiemtje jallh tjarki laarhkenamme  dle maahtah dan lihkemes dåastomesijjese skiemtjegåetesne vuelkedh. Laantedigkie Dalarnasne nieljie skiemtjegåetieh. Dah Avestaesne, Ludikesne, Morasne jih Falunsne gååvnese.</text:span></text:p>
      <text:p text:style-name="P5"><text:span text:style-name="T3">Jis neavroe jih jielemeaejhteme, ringkh dle 112, mij lea dihte nasjovnale neavroenommere.</text:span></text:p>
      <text:p text:style-name="P2"/>
      <text:p text:style-name="P1"><text:span text:style-name="T1">Naemhtie laantedigkie stuvresåvva</text:span></text:p>
      <text:p text:style-name="P5"><text:span text:style-name="T3">Laantedigkie Dalarna lea akte politihken ståvroeåårganisasjovne mij lea  2010 raejeste, socialdemokrateste, vänsterpartijeste jih miljöpartijeste stuvresåvva.</text:span></text:p>
      <text:p text:style-name="P5"><text:span text:style-name="T3">Laantedigkien jullemes nænnoestimmieåårgane lea dihte laantedigkiefullmektige. Daesnie 83 lihtsegh uktsie krirrijste: socialdemokrateste, moderaterneste, centerpartijeste, vänsterpartijeste, kristdemokratijste, folkpartijeste, miljöpartijeste, Dalarnas sjukvårdspartijeste jih sverigedemokratijste. </text:span></text:p>
      <text:p text:style-name="P1"><text:span text:style-name="T3">Laantedigkien fullmektigen nuelesne leeneståvroe mij fullmektigen nænnoestimmide nænnoste. Laantedigkieståvrosne 15 lihtsegh.</text:span></text:p>
      <text:p text:style-name="P1"><text:span text:style-name="T1">Maam laantedigkie daarja?</text:span></text:p>
      <text:p text:style-name="P5"><text:span text:style-name="T3">Laantedigkie Dalarnesne darjomh abpe leenesne, Idreste noerhtene Krylbose åarjene. Mijjen åejviediedte lea gaajkide mah  årroeminie jallh guessine Dalarnesne edtjieh hijven healsoe- jih skiemtjehåksoem jih baeniehåksoem åadtjodh.</text:span></text:p>
      <text:p text:style-name="P5"><text:span text:style-name="T3">Mijjen aaj diedte giehtjedidh Dalarna kultuvresne, maahtoe- jih byjresne öövtede. Dannasinie mijjieh joekehth dåarjomh regijovnaleöövtiedimmese vedtebe goh kultuvre, ööhpehtimmie jih kollektijvetrafigke.</text:span></text:p>
      <text:p text:style-name="P9"><text:span text:style-name="T5">”Akte viehkeles giete”</text:span></text:p>
      <text:p text:style-name="P5"><text:span text:style-name="T3">Akte geografijen dajve mahte seamma stoerre goh Belgien laante,  Laantedigkie Dalarnesne vierhkedajvem åtna. Mijjen vierhke abpe leenesne, Idreste noerhtene Krylbose åarjene. Mijjen diedte lea almetjidie mah daesnie årroeminie jallh  guessieh daebpene edtjieh seamma hijven healsoe- jih skiemtjehåksoem åadtjodh.  Åenehks-laakan maehtebe jiehtedh laantedigkien barkoe lea årrodh goh akte viehkeles giete dejtie mah daennie dajvesne tjaalasovveme.</text:span></text:p>
      <text:p text:style-name="P9"><text:span text:style-name="T5">Healsoe- jih skiemtjehåksoe</text:span></text:p>
      <text:p text:style-name="P5"><text:span text:style-name="T3">Guktie tjåådtje dle laantedigkie diedtem åtna dejtie mah daebpene tjaalasovveme jih håksoem dejtie vedtedh gåessie skiemtje sjidtieh.</text:span></text:p>
      <text:p text:style-name="P5"><text:span text:style-name="T3">Jienebh jienebh håksoem daarpesjieh. Almetjh båarasåbpoe sjidtieh mearan dihte dodtkeme buerebe sjædta jih dah båehtjiedimmieivuekieh öövtede. Jienebh jienebh skiemtjh mij dej beeli jaamedahkh, lea daelie hijven båehtjiedimmieh sjidteme. </text:span></text:p>
      <text:p text:style-name="P5"><text:span text:style-name="T3">Jienebh beetnehviertieh medisihken teknihkese.  Laantedigkien barkoe aaj ålmahealsoebarkoeh, juktie  edtja vaenebe daerpies- voete  skiemtjehåksojste sjidtedh. </text:span></text:p>
      <text:p text:style-name="P9"><text:soft-page-break/><text:span text:style-name="T5">Primärhåksoe- dihte lihke gaskese</text:span></text:p>
      <text:p text:style-name="P5"><text:span text:style-name="T3">Primærehåksoe vijries-laakan barka. Distriktedåaktore dejnie håksoemaadtojne  diedtem tjidtjhhåksojste, hiejmeskiemtjehåksojste jih dovne jeatjah darjomh åtna.</text:span></text:p>
      <text:p text:style-name="P5"><text:span text:style-name="T3">Daelie skiemtjehåksoe gaahpoeh hammosne, jih dan gaavhtan dah sjiere spesialistefunksjovnh jih barkoes håksoebåehtjiedimmieh maahta unnebe sijjine aaj årrodh.</text:span></text:p>
      <text:p text:style-name="P5"><text:span text:style-name="T3">Dihte primærehåksoe radtjoes-laakan  håksoem faala, jih nuhtjedäjjide spesialisthåksosne bihkede gåssie jijtsh vierhtieh nåhkeme.</text:span></text:p>
      <text:p text:style-name="P9"><text:span text:style-name="T5">Skiemtjegåetie vihte dajvine</text:span></text:p>
      <text:p text:style-name="P5"><text:span text:style-name="T3">Dah skiemtjegåetieh mah giehtelieh somatihken håksojne vihte dajvine Dalarnesne gååvnese : Avestasne, Bolängesne, Falunsne, Morasne jih Ludvikesne. Sätereren skiemtjegåetesne psykatrihken skiemtjehåksojne giehtele.</text:span></text:p>
      <text:p text:style-name="P9"><text:span text:style-name="T5">Maanahealsoehåksoe</text:span></text:p>
      <text:p text:style-name="P5"><text:span text:style-name="T3">Maanahealsoehåksoe Sveerjesne lea joekoen hijven. Lea åesehts maanide nuerebe goh 19 jaepien båeries jih båetije tjidtjide. Joekoen hijven kvalitete. Healsoegiehtjedimmieh dam veasojem goerehtalla goske studeenteeeksamenem  vaalteme jih dam baeniehåksoem aaj. Baeniehåksoe lea Ålmabaeniehåksosne jih lea åesehts goske 20 jaepieh illeme.</text:span></text:p>
      <text:p text:style-name="P5"><text:span text:style-name="T3">Menh Laantedigkie Dalarnesne aaj diedtem åtna dan regijovnaleöövtiedimmiem öövtiedidh,  ööhpehtimmien-, kultuvren jih kollektijvetrafigken tjirrh. Joekehth laakan libie meatan leenem dåarjedidh jih öövtiedidh.</text:span></text:p>
      <text:p text:style-name="P9"><text:span text:style-name="T5">Ålmabaeniehåksoe</text:span></text:p>
      <text:p text:style-name="P5"><text:span text:style-name="T3">Gaajhkesh dovnes mah Dalarnesne jieleminie faaladahkem hijven baeniehåksoem åadtjoeh. Daate diedte leenedigkie åtna. Diedte dennie jijtjehke Ålmabaeniehåksosne jih privatebaeniehåksosne.</text:span></text:p>
      <text:p text:style-name="P5"><text:span text:style-name="T3">Baeniehealsoe Dalarnesne lea gaajh hijven geervide goh maanide, dannasinie guhkies barkoeh orreme baenide nännoestidh.</text:span></text:p>
      <text:p text:style-name="P9"><text:span text:style-name="T5">Kultuvre</text:span></text:p>
      <text:p text:style-name="P5"><text:span text:style-name="T3">Laantedigkie lea åejvie beetneh-vierhtieh vedtije dejtie kultuvreinstitusjovnide jih stoerre diedtem åtna leenen tjielth,  sibrieh jih kultuvrebarkijh ektiedidh, jih Dalarnen kultuvrem öövtiedidh.</text:span></text:p>
      <text:p text:style-name="P5"><text:span text:style-name="T3">Dihte regijovnale kultuvre edtja leenen veasojh kultuvrem vedtedh jih regijovnalen öövtedimmieh öövtiedidh.</text:span></text:p>
      <text:p text:style-name="P5"><text:span text:style-name="T3">Laantedigkie distrikteåårganisasjovnide dåarjegh vedtieh, kultuvreprijsh jih beetneh-vierhtieh vedtieh, jih tjiehpiesvätnoej gujmie hööltedh.</text:span></text:p>
      <text:p text:style-name="P9"><text:span text:style-name="T5">Ööhpehtimmie</text:span></text:p>
      <text:p text:style-name="P5"><text:span text:style-name="T3">Akte vihkeles tsiehkie laantedigkien vierhkesne lea ööhpehtimmieh, jåerhke- jih geerveööhpehtimmieh laanteburresne jih musihkesne.</text:span></text:p>
      <text:p text:style-name="P5"><text:span text:style-name="T3">Laantedigkie ööhpehtimmieh åtna golme jijtsh ålmajillieskuvline, jih leenen ålmaeakeds ålmajillieskuvlide dåarjegh vedtie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3-14T09:31:00</meta:creation-date>
    <dc:date>2012-03-14T09:31:00</dc:date>
    <meta:editing-duration>P0D</meta:editing-duration>
    <meta:generator>LibreOffice/6.4.6.2$Linux_X86_64 LibreOffice_project/40$Build-2</meta:generator>
    <meta:document-statistic meta:table-count="0" meta:image-count="0" meta:object-count="0" meta:page-count="3" meta:paragraph-count="68" meta:word-count="974" meta:character-count="9215" meta:non-whitespace-character-count="8283"/>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